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P20" style:family="paragraph" style:parent-style-name="Heading_20_1">
      <style:paragraph-properties fo:text-align="center" fo:break-before="auto" fo:line-height="115%" style:writing-mode="lr-tb"/>
    </style:style>
    <style:style style:name="T20_1" style:family="text">
      <style:text-properties fo:font-size="27pt" style:font-size-asian="27pt" style:font-size-complex="27pt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text-align="right" fo:break-before="auto" fo:line-height="115%" style:writing-mode="lr-tb"/>
    </style:style>
    <style:style style:name="T40_1" style:family="text">
      <style:text-properties fo:font-style="italic" style:font-style-asian="italic" style:font-style-complex="italic"/>
    </style:style>
    <style:style style:name="T40_2" style:family="text">
      <style:text-properties fo:font-style="italic" style:font-style-asian="italic" style:font-style-complex="italic"/>
    </style:style>
    <style:style style:name="T40_3" style:family="text">
      <style:text-properties fo:font-style="italic" style:font-style-asian="italic" style:font-style-complex="italic"/>
    </style:style>
    <style:style style:name="P41" style:family="paragraph" style:parent-style-name="Standard">
      <style:paragraph-properties fo:text-align="right" fo:break-before="auto" fo:line-height="115%" style:writing-mode="lr-tb"/>
    </style:style>
    <style:style style:name="T41_1" style:family="text">
      <style:text-properties fo:font-style="italic" style:font-style-asian="italic" style:font-style-complex="italic"/>
    </style:style>
    <style:style style:name="T41_2" style:family="text">
      <style:text-properties fo:font-style="italic" style:font-style-asian="italic" style:font-style-complex="italic"/>
    </style:style>
    <style:style style:name="T41_3" style:family="text">
      <style:text-properties fo:font-style="italic" style:font-style-asian="italic" style:font-style-complex="italic"/>
    </style:style>
    <style:style style:name="P42" style:family="paragraph" style:parent-style-name="Heading_20_1">
      <style:paragraph-properties fo:break-before="auto" fo:line-height="115%" style:writing-mode="lr-tb"/>
    </style:style>
    <style:style style:name="T42_1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Heading_20_1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Heading_20_1">
      <style:paragraph-properties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Heading_20_1">
      <style:paragraph-properties fo:break-before="auto" fo:line-height="115%" style:writing-mode="lr-tb"/>
    </style:style>
    <style:style style:name="T84_1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T85_101" style:family="text"/>
    <style:style style:name="T85_102" style:family="text"/>
    <style:style style:name="T85_103" style:family="text"/>
    <style:style style:name="T85_104" style:family="text"/>
    <style:style style:name="T85_105" style:family="text"/>
    <style:style style:name="T85_106" style:family="text"/>
    <style:style style:name="T85_107" style:family="text"/>
    <style:style style:name="T85_108" style:family="text"/>
    <style:style style:name="T85_109" style:family="text"/>
    <style:style style:name="T85_110" style:family="text"/>
    <style:style style:name="T85_111" style:family="text"/>
    <style:style style:name="T85_112" style:family="text"/>
    <style:style style:name="T85_113" style:family="text"/>
    <style:style style:name="T85_114" style:family="text"/>
    <style:style style:name="T85_115" style:family="text"/>
    <style:style style:name="T85_116" style:family="text"/>
    <style:style style:name="T85_117" style:family="text"/>
    <style:style style:name="T85_118" style:family="text"/>
    <style:style style:name="T85_119" style:family="text"/>
    <style:style style:name="T85_120" style:family="text"/>
    <style:style style:name="T85_121" style:family="text"/>
    <style:style style:name="T85_122" style:family="text"/>
    <style:style style:name="T85_123" style:family="text"/>
    <style:style style:name="T85_124" style:family="text"/>
    <style:style style:name="T85_125" style:family="text"/>
    <style:style style:name="T85_126" style:family="text"/>
    <style:style style:name="T85_127" style:family="text"/>
    <style:style style:name="T85_128" style:family="text"/>
    <style:style style:name="T85_129" style:family="text"/>
    <style:style style:name="T85_130" style:family="text"/>
    <style:style style:name="T85_131" style:family="text"/>
    <style:style style:name="T85_132" style:family="text"/>
    <style:style style:name="T85_133" style:family="text"/>
    <style:style style:name="T85_134" style:family="text"/>
    <style:style style:name="T85_135" style:family="text"/>
    <style:style style:name="T85_136" style:family="text"/>
    <style:style style:name="T85_137" style:family="text"/>
    <style:style style:name="T85_138" style:family="text"/>
    <style:style style:name="T85_139" style:family="text"/>
    <style:style style:name="T85_140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Heading_20_1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P94" style:family="paragraph" style:parent-style-name="Standard">
      <style:paragraph-properties fo:break-before="auto" fo:line-height="115%" fo:margin-top="0cm" fo:margin-bottom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Heading_20_1">
      <style:paragraph-properties fo:break-before="auto" fo:line-height="115%" style:writing-mode="lr-tb"/>
    </style:style>
    <style:style style:name="T99_1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P108" style:family="paragraph" style:parent-style-name="Standard">
      <style:paragraph-properties fo:break-before="auto" fo:line-height="115%" fo:margin-top="0cm" fo:margin-bottom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P10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h text:style-name="P20" text:outline-level="10"><text:bookmark-start text:name="h.jph0prvcdu4d"/><text:bookmark-end text:name="h.jph0prvcdu4d"/><text:span text:style-name="T20_1">DYNAMO</text:span></text:h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<text:span text:style-name="T40_1">Rambod</text:span><text:span text:style-name="T40_2"><text:s/></text:span><text:span text:style-name="T40_3">Rahmani</text:span></text:p>
      <text:p text:style-name="P41"><text:span text:style-name="T41_1">Giacomo</text:span><text:span text:style-name="T41_2"><text:s/></text:span><text:span text:style-name="T41_3">Taormina</text:span></text:p>
      <text:h text:style-name="P42" text:outline-level="10"><text:bookmark-start text:name="h.9pxmtxo0rqc5"/><text:bookmark-end text:name="h.9pxmtxo0rqc5"/><text:span text:style-name="T42_1">INDICE</text:span></text:h>
      <text:p text:style-name="P43"/>
      <text:list text:style-name="LS1" xml:id="list0">
        <text:list-item>
          <text:p text:style-name="P44"><text:span text:style-name="T44_1">Introduzione</text:span></text:p>
        </text:list-item>
      </text:list>
      <text:p text:style-name="P45"/>
      <text:list text:style-name="LS1" xml:id="list1" text:continue-list="list0">
        <text:list-item>
          <text:p text:style-name="P46"><text:span text:style-name="T46_1">DYNAMO</text:span></text:p>
        </text:list-item>
      </text:list>
      <text:p text:style-name="P47"/>
      <text:list text:style-name="LS1" xml:id="list2" text:continue-list="list0">
        <text:list-item>
          <text:p text:style-name="P48"><text:span text:style-name="T48_1">Struttura</text:span></text:p>
        </text:list-item>
      </text:list>
      <text:p text:style-name="P49"/>
      <text:list text:style-name="LS1" xml:id="list3" text:continue-list="list0">
        <text:list-item>
          <text:p text:style-name="P50"><text:span text:style-name="T50_1">Innovazione</text:span></text:p>
        </text:list-item>
      </text:list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h text:style-name="P65" text:outline-level="10"><text:bookmark-start text:name="h.ss5q57aunyyd"/><text:bookmark-end text:name="h.ss5q57aunyyd"/></text:h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h text:style-name="P80" text:outline-level="10"><text:bookmark-start text:name="h.yxxkp8v8crof"/><text:bookmark-end text:name="h.yxxkp8v8crof"/><text:span text:style-name="T80_1">INTRODUZIONE</text:span></text:h>
      <text:p text:style-name="P81"><text:span text:style-name="T81_1">Il</text:span><text:span text:style-name="T81_2"><text:s/></text:span><text:span text:style-name="T81_3">presente</text:span><text:span text:style-name="T81_4"><text:s/></text:span><text:span text:style-name="T81_5">documento</text:span><text:span text:style-name="T81_6"><text:s/></text:span><text:span text:style-name="T81_7">ha</text:span><text:span text:style-name="T81_8"><text:s/></text:span><text:span text:style-name="T81_9">l</text:span><text:span text:style-name="T81_10">’</text:span><text:span text:style-name="T81_11">obbiettivo</text:span><text:span text:style-name="T81_12"><text:s/></text:span><text:span text:style-name="T81_13">di</text:span><text:span text:style-name="T81_14"><text:s/></text:span><text:span text:style-name="T81_15">descrivere</text:span><text:span text:style-name="T81_16"><text:s/></text:span><text:span text:style-name="T81_17">il</text:span><text:span text:style-name="T81_18"><text:s/></text:span><text:span text:style-name="T81_19">prodotto</text:span><text:span text:style-name="T81_20"><text:s/>“</text:span><text:span text:style-name="T81_21">DYNAMO</text:span><text:span text:style-name="T81_22">”.<text:s/></text:span><text:span text:style-name="T81_23">Verrà</text:span><text:span text:style-name="T81_24"><text:s/></text:span><text:span text:style-name="T81_25">utilizzato</text:span><text:span text:style-name="T81_26"><text:s/></text:span><text:span text:style-name="T81_27">un</text:span><text:span text:style-name="T81_28"><text:s/></text:span><text:span text:style-name="T81_29">linguaggio</text:span><text:span text:style-name="T81_30"><text:s/></text:span><text:span text:style-name="T81_31">non</text:span><text:span text:style-name="T81_32"><text:s/></text:span><text:span text:style-name="T81_33">tecnico</text:span><text:span text:style-name="T81_34"><text:s/></text:span><text:span text:style-name="T81_35">per</text:span><text:span text:style-name="T81_36"><text:s/></text:span><text:span text:style-name="T81_37">fornire</text:span><text:span text:style-name="T81_38"><text:s/></text:span><text:span text:style-name="T81_39">una</text:span><text:span text:style-name="T81_40"><text:s/></text:span><text:span text:style-name="T81_41">descrizione</text:span><text:span text:style-name="T81_42"><text:s/></text:span><text:span text:style-name="T81_43">informale</text:span><text:span text:style-name="T81_44"><text:s/></text:span><text:span text:style-name="T81_45">del</text:span><text:span text:style-name="T81_46"><text:s/></text:span><text:span text:style-name="T81_47">prodotto</text:span><text:span text:style-name="T81_48">,<text:s/></text:span><text:span text:style-name="T81_49">in</text:span><text:span text:style-name="T81_50"><text:s/></text:span><text:span text:style-name="T81_51">modo</text:span><text:span text:style-name="T81_52"><text:s/></text:span><text:span text:style-name="T81_53">da</text:span><text:span text:style-name="T81_54"><text:s/></text:span><text:span text:style-name="T81_55">permette</text:span><text:span text:style-name="T81_56"><text:s/></text:span><text:span text:style-name="T81_57">a</text:span><text:span text:style-name="T81_58"><text:s/></text:span><text:span text:style-name="T81_59">chiunque</text:span><text:span text:style-name="T81_60"><text:s/></text:span><text:span text:style-name="T81_61">di</text:span><text:span text:style-name="T81_62"><text:s/></text:span><text:span text:style-name="T81_63">comprenderne</text:span><text:span text:style-name="T81_64"><text:s/></text:span><text:span text:style-name="T81_65">la</text:span><text:span text:style-name="T81_66"><text:s/></text:span><text:span text:style-name="T81_67">struttura</text:span><text:span text:style-name="T81_68">,<text:s/></text:span><text:span text:style-name="T81_69">le</text:span><text:span text:style-name="T81_70"><text:s/></text:span><text:span text:style-name="T81_71">funzionalità</text:span><text:span text:style-name="T81_72"><text:s/></text:span><text:span text:style-name="T81_73">e</text:span><text:span text:style-name="T81_74"><text:s/></text:span><text:span text:style-name="T81_75">l</text:span><text:span text:style-name="T81_76">’</text:span><text:span text:style-name="T81_77">innovazione</text:span><text:span text:style-name="T81_78"><text:s/></text:span><text:span text:style-name="T81_79">che</text:span><text:span text:style-name="T81_80"><text:s/></text:span><text:span text:style-name="T81_81">intende</text:span><text:span text:style-name="T81_82"><text:s/></text:span><text:span text:style-name="T81_83">portare</text:span><text:span text:style-name="T81_84">.</text:span></text:p>
      <text:p text:style-name="P82"/>
      <text:p text:style-name="P83"/>
      <text:h text:style-name="P84" text:outline-level="10"><text:bookmark-start text:name="h.tc0kf9qp22so"/><text:bookmark-end text:name="h.tc0kf9qp22so"/><text:span text:style-name="T84_1">DYNAMO</text:span></text:h>
      <text:p text:style-name="P85"><text:span text:style-name="T85_1">DYNAMO</text:span><text:span text:style-name="T85_2"><text:s/></text:span><text:span text:style-name="T85_3">nasce</text:span><text:span text:style-name="T85_4"><text:s/></text:span><text:span text:style-name="T85_5">come</text:span><text:span text:style-name="T85_6"><text:s/></text:span><text:span text:style-name="T85_7">risposta</text:span><text:span text:style-name="T85_8"><text:s/></text:span><text:span text:style-name="T85_9">a</text:span><text:span text:style-name="T85_10"><text:s/></text:span><text:span text:style-name="T85_11">un</text:span><text:span text:style-name="T85_12"><text:s/></text:span><text:span text:style-name="T85_13">ben</text:span><text:span text:style-name="T85_14"><text:s/></text:span><text:span text:style-name="T85_15">determinato</text:span><text:span text:style-name="T85_16"><text:s/></text:span><text:span text:style-name="T85_17">problema</text:span><text:span text:style-name="T85_18">:<text:s/>“</text:span><text:span text:style-name="T85_19">in</text:span><text:span text:style-name="T85_20"><text:s/></text:span><text:span text:style-name="T85_21">che</text:span><text:span text:style-name="T85_22"><text:s/></text:span><text:span text:style-name="T85_23">modo</text:span><text:span text:style-name="T85_24"><text:s/></text:span><text:span text:style-name="T85_25">permettere</text:span><text:span text:style-name="T85_26"><text:s/></text:span><text:span text:style-name="T85_27">l</text:span><text:span text:style-name="T85_28">’</text:span><text:span text:style-name="T85_29">accesso</text:span><text:span text:style-name="T85_30"><text:s/></text:span><text:span text:style-name="T85_31">a</text:span><text:span text:style-name="T85_32"><text:s/></text:span><text:span text:style-name="T85_33">un</text:span><text:span text:style-name="T85_34"><text:s/></text:span><text:span text:style-name="T85_35">Hotspot</text:span><text:span text:style-name="T85_36"><text:s/></text:span><text:span text:style-name="T85_37">ad</text:span><text:span text:style-name="T85_38"><text:s/></text:span><text:span text:style-name="T85_39">uno</text:span><text:span text:style-name="T85_40"><text:s/></text:span><text:span text:style-name="T85_41">smartphone</text:span><text:span text:style-name="T85_42"><text:s/></text:span><text:span text:style-name="T85_43">solo</text:span><text:span text:style-name="T85_44"><text:s/></text:span><text:span text:style-name="T85_45">ed</text:span><text:span text:style-name="T85_46"><text:s/></text:span><text:span text:style-name="T85_47">esclusivamente</text:span><text:span text:style-name="T85_48"><text:s/></text:span><text:span text:style-name="T85_49">in</text:span><text:span text:style-name="T85_50"><text:s/></text:span><text:span text:style-name="T85_51">presenza</text:span><text:span text:style-name="T85_52"><text:s/></text:span><text:span text:style-name="T85_53">di</text:span><text:span text:style-name="T85_54"><text:s/></text:span><text:span text:style-name="T85_55">una</text:span><text:span text:style-name="T85_56"><text:s/></text:span><text:span text:style-name="T85_57">determinata</text:span><text:span text:style-name="T85_58"><text:s/></text:span><text:span text:style-name="T85_59">APP</text:span><text:span text:style-name="T85_60">”.<text:s/></text:span><text:span text:style-name="T85_61">Abbiamo</text:span><text:span text:style-name="T85_62"><text:s/></text:span><text:span text:style-name="T85_63">quindi</text:span><text:span text:style-name="T85_64"><text:s/></text:span><text:span text:style-name="T85_65">un</text:span><text:span text:style-name="T85_66"><text:s/></text:span><text:span text:style-name="T85_67">ben</text:span><text:span text:style-name="T85_68"><text:s/></text:span><text:span text:style-name="T85_69">determinato</text:span><text:span text:style-name="T85_70"><text:s/></text:span><text:span text:style-name="T85_71">customer</text:span><text:span text:style-name="T85_72"><text:s/></text:span><text:span text:style-name="T85_73">segment</text:span><text:span text:style-name="T85_74">:<text:s/></text:span><text:span text:style-name="T85_75">nonostante</text:span><text:span text:style-name="T85_76"><text:s/></text:span><text:span text:style-name="T85_77">DYNAMO</text:span><text:span text:style-name="T85_78"><text:s/></text:span><text:span text:style-name="T85_79">possa</text:span><text:span text:style-name="T85_80"><text:s/></text:span><text:span text:style-name="T85_81">essere</text:span><text:span text:style-name="T85_82"><text:s/></text:span><text:span text:style-name="T85_83">installato</text:span><text:span text:style-name="T85_84"><text:s/></text:span><text:span text:style-name="T85_85">su</text:span><text:span text:style-name="T85_86"><text:s/></text:span><text:span text:style-name="T85_87">qualsiasi</text:span><text:span text:style-name="T85_88"><text:s/></text:span><text:span text:style-name="T85_89">rete</text:span><text:span text:style-name="T85_90">,<text:s/></text:span><text:span text:style-name="T85_91">le</text:span><text:span text:style-name="T85_92"><text:s/></text:span><text:span text:style-name="T85_93">sue</text:span><text:span text:style-name="T85_94"><text:s/></text:span><text:span text:style-name="T85_95">caratteristiche</text:span><text:span text:style-name="T85_96"><text:s/></text:span><text:span text:style-name="T85_97">lo</text:span><text:span text:style-name="T85_98"><text:s/></text:span><text:span text:style-name="T85_99">rendono</text:span><text:span text:style-name="T85_100"><text:s/></text:span><text:span text:style-name="T85_101">incredibilmente</text:span><text:span text:style-name="T85_102"><text:s/></text:span><text:span text:style-name="T85_103">applicabile</text:span><text:span text:style-name="T85_104"><text:s/></text:span><text:span text:style-name="T85_105">a</text:span><text:span text:style-name="T85_106"><text:s/></text:span><text:span text:style-name="T85_107">Hotspot</text:span><text:span text:style-name="T85_108"><text:s/></text:span><text:span text:style-name="T85_109">di</text:span><text:span text:style-name="T85_110"><text:s/></text:span><text:span text:style-name="T85_111">grandi</text:span><text:span text:style-name="T85_112"><text:s/></text:span><text:span text:style-name="T85_113">dimensioni</text:span><text:span text:style-name="T85_114"><text:s/></text:span><text:span text:style-name="T85_115">quali</text:span><text:span text:style-name="T85_116"><text:s/></text:span><text:span text:style-name="T85_117">ad</text:span><text:span text:style-name="T85_118"><text:s/></text:span><text:span text:style-name="T85_119">esempio</text:span><text:span text:style-name="T85_120"><text:s/></text:span><text:span text:style-name="T85_121">quelle</text:span><text:span text:style-name="T85_122"><text:s/></text:span><text:span text:style-name="T85_123">di</text:span><text:span text:style-name="T85_124"><text:s/></text:span><text:span text:style-name="T85_125">un</text:span><text:span text:style-name="T85_126"><text:s/></text:span><text:span text:style-name="T85_127">locale</text:span><text:span text:style-name="T85_128">,<text:s/></text:span><text:span text:style-name="T85_129">ristorante</text:span><text:span text:style-name="T85_130">,<text:s/></text:span><text:span text:style-name="T85_131">hotel</text:span><text:span text:style-name="T85_132">,<text:s/></text:span><text:span text:style-name="T85_133">centro</text:span><text:span text:style-name="T85_134"><text:s/></text:span><text:span text:style-name="T85_135">commerciale</text:span><text:span text:style-name="T85_136"><text:s/></text:span><text:span text:style-name="T85_137">e</text:span><text:span text:style-name="T85_138"><text:s/></text:span><text:span text:style-name="T85_139">simili</text:span><text:span text:style-name="T85_140">.</text:span></text:p>
      <text:p text:style-name="P86"/>
      <text:p text:style-name="P87"/>
      <text:h text:style-name="P88" text:outline-level="10"><text:bookmark-start text:name="h.1o9zmtaxoyjk"/><text:bookmark-end text:name="h.1o9zmtaxoyjk"/><text:span text:style-name="T88_1">STRUTTURA</text:span></text:h>
      <text:p text:style-name="P89"><text:span text:style-name="T89_1">DYNAMO</text:span><text:span text:style-name="T89_2"><text:s/></text:span><text:span text:style-name="T89_3">può</text:span><text:span text:style-name="T89_4"><text:s/></text:span><text:span text:style-name="T89_5">essere</text:span><text:span text:style-name="T89_6"><text:s/></text:span><text:span text:style-name="T89_7">considerato</text:span><text:span text:style-name="T89_8"><text:s/></text:span><text:span text:style-name="T89_9">una</text:span><text:span text:style-name="T89_10"><text:s/></text:span><text:span text:style-name="T89_11">combinazione</text:span><text:span text:style-name="T89_12"><text:s/></text:span><text:span text:style-name="T89_13">Hardware</text:span><text:span text:style-name="T89_14"><text:s/>&amp;<text:s/></text:span><text:span text:style-name="T89_15">Software</text:span><text:span text:style-name="T89_16"><text:s/></text:span><text:span text:style-name="T89_17">unica</text:span><text:span text:style-name="T89_18">:<text:s/></text:span><text:span text:style-name="T89_19">per</text:span><text:span text:style-name="T89_20"><text:s/></text:span><text:span text:style-name="T89_21">la</text:span><text:span text:style-name="T89_22"><text:s/></text:span><text:span text:style-name="T89_23">componente</text:span><text:span text:style-name="T89_24"><text:s/></text:span><text:span text:style-name="T89_25">Hardware</text:span><text:span text:style-name="T89_26"><text:s/></text:span><text:span text:style-name="T89_27">è</text:span><text:span text:style-name="T89_28"><text:s/></text:span><text:span text:style-name="T89_29">possibile</text:span><text:span text:style-name="T89_30"><text:s/></text:span><text:span text:style-name="T89_31">utilizzare</text:span><text:span text:style-name="T89_32"><text:s/></text:span><text:span text:style-name="T89_33">qualsiasi</text:span><text:span text:style-name="T89_34"><text:s/></text:span><text:span text:style-name="T89_35">scheda</text:span><text:span text:style-name="T89_36"><text:s/></text:span><text:span text:style-name="T89_37">embedded</text:span><text:span text:style-name="T89_38"><text:s/></text:span><text:span text:style-name="T89_39">su</text:span><text:span text:style-name="T89_40"><text:s/></text:span><text:span text:style-name="T89_41">cui</text:span><text:span text:style-name="T89_42"><text:s/></text:span><text:span text:style-name="T89_43">possa</text:span><text:span text:style-name="T89_44"><text:s/></text:span><text:span text:style-name="T89_45">essere</text:span><text:span text:style-name="T89_46"><text:s/></text:span><text:span text:style-name="T89_47">eseguito</text:span><text:span text:style-name="T89_48"><text:s/></text:span><text:span text:style-name="T89_49">un</text:span><text:span text:style-name="T89_50"><text:s/></text:span><text:span text:style-name="T89_51">sistema</text:span><text:span text:style-name="T89_52"><text:s/></text:span><text:span text:style-name="T89_53">operativo</text:span><text:span text:style-name="T89_54"><text:s/></text:span><text:span text:style-name="T89_55">Linux</text:span><text:span text:style-name="T89_56">,<text:s/></text:span><text:span text:style-name="T89_57">mentre</text:span><text:span text:style-name="T89_58"><text:s/></text:span><text:span text:style-name="T89_59">il</text:span><text:span text:style-name="T89_60"><text:s/></text:span><text:span text:style-name="T89_61">software</text:span><text:span text:style-name="T89_62"><text:s/></text:span><text:span text:style-name="T89_63">è</text:span><text:span text:style-name="T89_64"><text:s/></text:span><text:span text:style-name="T89_65">stato</text:span><text:span text:style-name="T89_66"><text:s/></text:span><text:span text:style-name="T89_67">sviluppato</text:span><text:span text:style-name="T89_68"><text:s/></text:span><text:span text:style-name="T89_69">utilizzando</text:span><text:span text:style-name="T89_70"><text:s/></text:span><text:span text:style-name="T89_71">il</text:span><text:span text:style-name="T89_72"><text:s/></text:span><text:span text:style-name="T89_73">linguaggio</text:span><text:span text:style-name="T89_74"><text:s/></text:span><text:span text:style-name="T89_75">di</text:span><text:span text:style-name="T89_76"><text:s/></text:span><text:span text:style-name="T89_77">programmazione</text:span><text:span text:style-name="T89_78"><text:s/></text:span><text:span text:style-name="T89_79">PHP</text:span><text:span text:style-name="T89_80">.</text:span></text:p>
      <text:p text:style-name="P90"><text:span text:style-name="T90_1">La</text:span><text:span text:style-name="T90_2"><text:s/></text:span><text:span text:style-name="T90_3">componente</text:span><text:span text:style-name="T90_4"><text:s/></text:span><text:span text:style-name="T90_5">Hardware</text:span><text:span text:style-name="T90_6"><text:s/></text:span><text:span text:style-name="T90_7">non</text:span><text:span text:style-name="T90_8"><text:s/></text:span><text:span text:style-name="T90_9">è</text:span><text:span text:style-name="T90_10"><text:s/></text:span><text:span text:style-name="T90_11">quindi</text:span><text:span text:style-name="T90_12"><text:s/></text:span><text:span text:style-name="T90_13">altro</text:span><text:span text:style-name="T90_14"><text:s/></text:span><text:span text:style-name="T90_15">che</text:span><text:span text:style-name="T90_16"><text:s/></text:span><text:span text:style-name="T90_17">un</text:span><text:span text:style-name="T90_18"><text:s/></text:span><text:span text:style-name="T90_19">single</text:span><text:span text:style-name="T90_20">-</text:span><text:span text:style-name="T90_21">board</text:span><text:span text:style-name="T90_22"><text:s/></text:span><text:span text:style-name="T90_23">computer</text:span><text:span text:style-name="T90_24"><text:s/></text:span><text:span text:style-name="T90_25">su</text:span><text:span text:style-name="T90_26"><text:s/></text:span><text:span text:style-name="T90_27">cui</text:span><text:span text:style-name="T90_28"><text:s/></text:span><text:span text:style-name="T90_29">poi</text:span><text:span text:style-name="T90_30"><text:s/></text:span><text:span text:style-name="T90_31">dovrà</text:span><text:span text:style-name="T90_32"><text:s/></text:span><text:span text:style-name="T90_33">essere</text:span><text:span text:style-name="T90_34"><text:s/></text:span><text:span text:style-name="T90_35">eseguito</text:span><text:span text:style-name="T90_36"><text:s/></text:span><text:span text:style-name="T90_37">il</text:span><text:span text:style-name="T90_38"><text:s/></text:span><text:span text:style-name="T90_39">Software</text:span><text:span text:style-name="T90_40"><text:s/></text:span><text:span text:style-name="T90_41">che</text:span><text:span text:style-name="T90_42"><text:s/></text:span><text:span text:style-name="T90_43">si</text:span><text:span text:style-name="T90_44"><text:s/></text:span><text:span text:style-name="T90_45">occupa</text:span><text:span text:style-name="T90_46"><text:s/></text:span><text:span text:style-name="T90_47">di</text:span><text:span text:style-name="T90_48"><text:s/></text:span><text:span text:style-name="T90_49">implementare</text:span><text:span text:style-name="T90_50"><text:s/></text:span><text:span text:style-name="T90_51">tutte</text:span><text:span text:style-name="T90_52"><text:s/></text:span><text:span text:style-name="T90_53">le</text:span><text:span text:style-name="T90_54"><text:s/></text:span><text:span text:style-name="T90_55">funzionalità</text:span><text:span text:style-name="T90_56"><text:s/></text:span><text:span text:style-name="T90_57">necessarie</text:span><text:span text:style-name="T90_58"><text:s/></text:span><text:span text:style-name="T90_59">al</text:span><text:span text:style-name="T90_60"><text:s/></text:span><text:span text:style-name="T90_61">fine</text:span><text:span text:style-name="T90_62"><text:s/></text:span><text:span text:style-name="T90_63">di</text:span><text:span text:style-name="T90_64"><text:s/></text:span><text:span text:style-name="T90_65">realizzare</text:span><text:span text:style-name="T90_66"><text:s/></text:span><text:span text:style-name="T90_67">il</text:span><text:span text:style-name="T90_68"><text:s/></text:span><text:span text:style-name="T90_69">servizio</text:span><text:span text:style-name="T90_70"><text:s/></text:span><text:span text:style-name="T90_71">desiderato</text:span><text:span text:style-name="T90_72">.</text:span></text:p>
      <text:p text:style-name="P91"><text:span text:style-name="T91_1">Il</text:span><text:span text:style-name="T91_2"><text:s/></text:span><text:span text:style-name="T91_3">Software</text:span><text:span text:style-name="T91_4"><text:s/></text:span><text:span text:style-name="T91_5">gestisce</text:span><text:span text:style-name="T91_6"><text:s/></text:span><text:span text:style-name="T91_7">quindi</text:span><text:span text:style-name="T91_8"><text:s/></text:span><text:span text:style-name="T91_9">l</text:span><text:span text:style-name="T91_10">’</text:span><text:span text:style-name="T91_11">autenticazione</text:span><text:span text:style-name="T91_12"><text:s/></text:span><text:span text:style-name="T91_13">dei</text:span><text:span text:style-name="T91_14"><text:s/></text:span><text:span text:style-name="T91_15">dispositivi</text:span><text:span text:style-name="T91_16"><text:s/></text:span><text:span text:style-name="T91_17">alla</text:span><text:span text:style-name="T91_18"><text:s/></text:span><text:span text:style-name="T91_19">rete</text:span><text:span text:style-name="T91_20"><text:s/></text:span><text:span text:style-name="T91_21">tramite</text:span><text:span text:style-name="T91_22"><text:s/></text:span><text:span text:style-name="T91_23">una</text:span><text:span text:style-name="T91_24"><text:s/></text:span><text:span text:style-name="T91_25">delle</text:span><text:span text:style-name="T91_26"><text:s/></text:span><text:span text:style-name="T91_27">modalità</text:span><text:span text:style-name="T91_28"><text:s/></text:span><text:span text:style-name="T91_29">disponibili</text:span><text:span text:style-name="T91_30">:</text:span></text:p>
      <text:list text:style-name="LS2" xml:id="list4">
        <text:list-item>
          <text:p text:style-name="P92"><text:span text:style-name="T92_1">Autenticazione</text:span><text:span text:style-name="T92_2"><text:s/></text:span><text:span text:style-name="T92_3">tramite</text:span><text:span text:style-name="T92_4"><text:s/></text:span><text:span text:style-name="T92_5">SMS</text:span><text:span text:style-name="T92_6">.</text:span></text:p>
        </text:list-item>
        <text:list-item>
          <text:p text:style-name="P93"><text:span text:style-name="T93_1">Autenticazione</text:span><text:span text:style-name="T93_2"><text:s/></text:span><text:span text:style-name="T93_3">tramite</text:span><text:span text:style-name="T93_4"><text:s/></text:span><text:span text:style-name="T93_5">credenziali</text:span><text:span text:style-name="T93_6"><text:s/>(</text:span><text:span text:style-name="T93_7">con</text:span><text:span text:style-name="T93_8"><text:s/></text:span><text:span text:style-name="T93_9">possibilità</text:span><text:span text:style-name="T93_10"><text:s/></text:span><text:span text:style-name="T93_11">di</text:span><text:span text:style-name="T93_12"><text:s/></text:span><text:span text:style-name="T93_13">accesso</text:span><text:span text:style-name="T93_14"><text:s/></text:span><text:span text:style-name="T93_15">con</text:span><text:span text:style-name="T93_16"><text:s/></text:span><text:span text:style-name="T93_17">un</text:span><text:span text:style-name="T93_18"><text:s/></text:span><text:span text:style-name="T93_19">Social</text:span><text:span text:style-name="T93_20"><text:s/></text:span><text:span text:style-name="T93_21">Network</text:span><text:span text:style-name="T93_22"><text:s/></text:span><text:span text:style-name="T93_23">quale</text:span><text:span text:style-name="T93_24"><text:s/></text:span><text:span text:style-name="T93_25">ad</text:span><text:span text:style-name="T93_26"><text:s/></text:span><text:span text:style-name="T93_27">esempio</text:span><text:span text:style-name="T93_28"><text:s/></text:span><text:span text:style-name="T93_29">Facebook</text:span><text:span text:style-name="T93_30">,<text:s/></text:span><text:span text:style-name="T93_31">Twitter</text:span><text:span text:style-name="T93_32"><text:s/></text:span><text:span text:style-name="T93_33">o</text:span><text:span text:style-name="T93_34"><text:s/></text:span><text:span text:style-name="T93_35">Google</text:span><text:span text:style-name="T93_36"><text:s/></text:span><text:span text:style-name="T93_37">plus</text:span><text:span text:style-name="T93_38">,<text:s/></text:span><text:span text:style-name="T93_39">oppure</text:span><text:span text:style-name="T93_40"><text:s/></text:span><text:span text:style-name="T93_41">tramite</text:span><text:span text:style-name="T93_42"><text:s/></text:span><text:span text:style-name="T93_43">e</text:span><text:span text:style-name="T93_44">-</text:span><text:span text:style-name="T93_45">mail</text:span><text:span text:style-name="T93_46">).</text:span></text:p>
        </text:list-item>
        <text:list-item>
          <text:p text:style-name="P94"><text:span text:style-name="T94_1">Autenticazione</text:span><text:span text:style-name="T94_2"><text:s/></text:span><text:span text:style-name="T94_3">tramite</text:span><text:span text:style-name="T94_4"><text:s/></text:span><text:span text:style-name="T94_5">una</text:span><text:span text:style-name="T94_6"><text:s/></text:span><text:span text:style-name="T94_7">determinata</text:span><text:span text:style-name="T94_8"><text:s/></text:span><text:span text:style-name="T94_9">App</text:span><text:span text:style-name="T94_10">.</text:span></text:p>
        </text:list-item>
      </text:list>
      <text:p text:style-name="P95"/>
      <text:p text:style-name="P96"><text:span text:style-name="T96_1">L</text:span><text:span text:style-name="T96_2">’</text:span><text:span text:style-name="T96_3">installazione</text:span><text:span text:style-name="T96_4"><text:s/></text:span><text:span text:style-name="T96_5">è</text:span><text:span text:style-name="T96_6"><text:s/></text:span><text:span text:style-name="T96_7">semplice</text:span><text:span text:style-name="T96_8"><text:s/></text:span><text:span text:style-name="T96_9">e</text:span><text:span text:style-name="T96_10"><text:s/></text:span><text:span text:style-name="T96_11">veloce</text:span><text:span text:style-name="T96_12">:<text:s/></text:span><text:span text:style-name="T96_13">basta</text:span><text:span text:style-name="T96_14"><text:s/></text:span><text:span text:style-name="T96_15">connettere</text:span><text:span text:style-name="T96_16"><text:s/></text:span><text:span text:style-name="T96_17">il</text:span><text:span text:style-name="T96_18"><text:s/></text:span><text:span text:style-name="T96_19">dispositivo</text:span><text:span text:style-name="T96_20"><text:s/></text:span><text:span text:style-name="T96_21">al</text:span><text:span text:style-name="T96_22"><text:s/></text:span><text:span text:style-name="T96_23">router</text:span><text:span text:style-name="T96_24"><text:s/>(</text:span><text:span text:style-name="T96_25">tramite</text:span><text:span text:style-name="T96_26"><text:s/></text:span><text:span text:style-name="T96_27">cavo</text:span><text:span text:style-name="T96_28"><text:s/></text:span><text:span text:style-name="T96_29">Ethernet</text:span><text:span text:style-name="T96_30"><text:s/></text:span><text:span text:style-name="T96_31">oppure</text:span><text:span text:style-name="T96_32"><text:s/></text:span><text:span text:style-name="T96_33">in</text:span><text:span text:style-name="T96_34"><text:s/></text:span><text:span text:style-name="T96_35">Wi</text:span><text:span text:style-name="T96_36">-</text:span><text:span text:style-name="T96_37">Fi</text:span><text:span text:style-name="T96_38">)<text:s/></text:span><text:span text:style-name="T96_39">e</text:span><text:span text:style-name="T96_40"><text:s/></text:span><text:span text:style-name="T96_41">impostare</text:span><text:span text:style-name="T96_42"><text:s/></text:span><text:span text:style-name="T96_43">come</text:span><text:span text:style-name="T96_44"><text:s/></text:span><text:span text:style-name="T96_45">server</text:span><text:span text:style-name="T96_46"><text:s/></text:span><text:span text:style-name="T96_47">DNS</text:span><text:span text:style-name="T96_48"><text:s/></text:span><text:span text:style-name="T96_49">primario</text:span><text:span text:style-name="T96_50"><text:s/></text:span><text:span text:style-name="T96_51">del</text:span><text:span text:style-name="T96_52"><text:s/></text:span><text:span text:style-name="T96_53">router</text:span><text:span text:style-name="T96_54"><text:s/></text:span><text:span text:style-name="T96_55">l</text:span><text:span text:style-name="T96_56">’</text:span><text:span text:style-name="T96_57">indirizzo</text:span><text:span text:style-name="T96_58"><text:s/></text:span><text:span text:style-name="T96_59">IP</text:span><text:span text:style-name="T96_60"><text:s/></text:span><text:span text:style-name="T96_61">di</text:span><text:span text:style-name="T96_62"><text:s/></text:span><text:span text:style-name="T96_63">DYNAMO</text:span><text:span text:style-name="T96_64">.<text:s/></text:span><text:span text:style-name="T96_65">Fatto</text:span><text:span text:style-name="T96_66"><text:s/></text:span><text:span text:style-name="T96_67">ciò</text:span><text:span text:style-name="T96_68"><text:s/></text:span><text:span text:style-name="T96_69">basterà</text:span><text:span text:style-name="T96_70"><text:s/></text:span><text:span text:style-name="T96_71">avviare</text:span><text:span text:style-name="T96_72"><text:s/></text:span><text:span text:style-name="T96_73">il</text:span><text:span text:style-name="T96_74"><text:s/></text:span><text:span text:style-name="T96_75">Software</text:span><text:span text:style-name="T96_76"><text:s/></text:span><text:span text:style-name="T96_77">di</text:span><text:span text:style-name="T96_78"><text:s/></text:span><text:span text:style-name="T96_79">DYNAMO</text:span><text:span text:style-name="T96_80"><text:s/></text:span><text:span text:style-name="T96_81">che</text:span><text:span text:style-name="T96_82"><text:s/></text:span><text:span text:style-name="T96_83">si</text:span><text:span text:style-name="T96_84"><text:s/></text:span><text:span text:style-name="T96_85">occuperà</text:span><text:span text:style-name="T96_86"><text:s/></text:span><text:span text:style-name="T96_87">di</text:span><text:span text:style-name="T96_88"><text:s/></text:span><text:span text:style-name="T96_89">tutto</text:span><text:span text:style-name="T96_90"><text:s/></text:span><text:span text:style-name="T96_91">il</text:span><text:span text:style-name="T96_92"><text:s/></text:span><text:span text:style-name="T96_93">resto</text:span><text:span text:style-name="T96_94">.</text:span></text:p>
      <text:p text:style-name="P97"/>
      <text:p text:style-name="P98"/>
      <text:h text:style-name="P99" text:outline-level="10"><text:bookmark-start text:name="h.8cc8rxxx36rx"/><text:bookmark-end text:name="h.8cc8rxxx36rx"/><text:span text:style-name="T99_1">INNOVAZIONE</text:span></text:h>
      <text:p text:style-name="P100"><text:span text:style-name="T100_1">L</text:span><text:span text:style-name="T100_2">’</text:span><text:span text:style-name="T100_3">innovazione</text:span><text:span text:style-name="T100_4"><text:s/></text:span><text:span text:style-name="T100_5">di</text:span><text:span text:style-name="T100_6"><text:s/></text:span><text:span text:style-name="T100_7">DYNAMO</text:span><text:span text:style-name="T100_8"><text:s/></text:span><text:span text:style-name="T100_9">risiede</text:span><text:span text:style-name="T100_10"><text:s/></text:span><text:span text:style-name="T100_11">sia</text:span><text:span text:style-name="T100_12"><text:s/></text:span><text:span text:style-name="T100_13">nell</text:span><text:span text:style-name="T100_14">’</text:span><text:span text:style-name="T100_15">unicità</text:span><text:span text:style-name="T100_16"><text:s/></text:span><text:span text:style-name="T100_17">del</text:span><text:span text:style-name="T100_18"><text:s/></text:span><text:span text:style-name="T100_19">prodotto</text:span><text:span text:style-name="T100_20">,<text:s/></text:span><text:span text:style-name="T100_21">ad</text:span><text:span text:style-name="T100_22"><text:s/></text:span><text:span text:style-name="T100_23">oggi</text:span><text:span text:style-name="T100_24"><text:s/></text:span><text:span text:style-name="T100_25">non</text:span><text:span text:style-name="T100_26"><text:s/></text:span><text:span text:style-name="T100_27">esistono</text:span><text:span text:style-name="T100_28"><text:s/></text:span><text:span text:style-name="T100_29">infatti</text:span><text:span text:style-name="T100_30"><text:s/></text:span><text:span text:style-name="T100_31">prodotti</text:span><text:span text:style-name="T100_32"><text:s/></text:span><text:span text:style-name="T100_33">anche</text:span><text:span text:style-name="T100_34"><text:s/></text:span><text:span text:style-name="T100_35">lontanamente</text:span><text:span text:style-name="T100_36"><text:s/></text:span><text:span text:style-name="T100_37">simili</text:span><text:span text:style-name="T100_38"><text:s/></text:span><text:span text:style-name="T100_39">a</text:span><text:span text:style-name="T100_40"><text:s/></text:span><text:span text:style-name="T100_41">DYNAMO</text:span><text:span text:style-name="T100_42"><text:s/></text:span><text:span text:style-name="T100_43">in</text:span><text:span text:style-name="T100_44"><text:s/></text:span><text:span text:style-name="T100_45">quanto</text:span><text:span text:style-name="T100_46"><text:s/></text:span><text:span text:style-name="T100_47">a</text:span><text:span text:style-name="T100_48"><text:s/></text:span><text:span text:style-name="T100_49">struttura</text:span><text:span text:style-name="T100_50"><text:s/></text:span><text:span text:style-name="T100_51">e</text:span><text:span text:style-name="T100_52"><text:s/></text:span><text:span text:style-name="T100_53">funzionalità</text:span><text:span text:style-name="T100_54">,<text:s/></text:span><text:span text:style-name="T100_55">ma</text:span><text:span text:style-name="T100_56"><text:s/></text:span><text:span text:style-name="T100_57">anche</text:span><text:span text:style-name="T100_58"><text:s/></text:span><text:span text:style-name="T100_59">nel</text:span><text:span text:style-name="T100_60"><text:s/></text:span><text:span text:style-name="T100_61">modo</text:span><text:span text:style-name="T100_62"><text:s/></text:span><text:span text:style-name="T100_63">in</text:span><text:span text:style-name="T100_64"><text:s/></text:span><text:span text:style-name="T100_65">cui</text:span><text:span text:style-name="T100_66"><text:s/></text:span><text:span text:style-name="T100_67">implementa</text:span><text:span text:style-name="T100_68"><text:s/></text:span><text:span text:style-name="T100_69">le</text:span><text:span text:style-name="T100_70"><text:s/></text:span><text:span text:style-name="T100_71">sue</text:span><text:span text:style-name="T100_72"><text:s/></text:span><text:span text:style-name="T100_73">funzionalità</text:span><text:span text:style-name="T100_74">.</text:span></text:p>
      <text:p text:style-name="P101"><text:span text:style-name="T101_1">DYNAMO</text:span><text:span text:style-name="T101_2"><text:s/></text:span><text:span text:style-name="T101_3">semplifica</text:span><text:span text:style-name="T101_4"><text:s/></text:span><text:span text:style-name="T101_5">notevolmente</text:span><text:span text:style-name="T101_6"><text:s/></text:span><text:span text:style-name="T101_7">l</text:span><text:span text:style-name="T101_8">’</text:span><text:span text:style-name="T101_9">accesso</text:span><text:span text:style-name="T101_10"><text:s/></text:span><text:span text:style-name="T101_11">agli</text:span><text:span text:style-name="T101_12"><text:s/></text:span><text:span text:style-name="T101_13">Hotspot</text:span><text:span text:style-name="T101_14">,<text:s/></text:span><text:span text:style-name="T101_15">un</text:span><text:span text:style-name="T101_16"><text:s/></text:span><text:span text:style-name="T101_17">servizio</text:span><text:span text:style-name="T101_18"><text:s/></text:span><text:span text:style-name="T101_19">che</text:span><text:span text:style-name="T101_20"><text:s/></text:span><text:span text:style-name="T101_21">viene</text:span><text:span text:style-name="T101_22"><text:s/></text:span><text:span text:style-name="T101_23">sempre</text:span><text:span text:style-name="T101_24"><text:s/></text:span><text:span text:style-name="T101_25">garantito</text:span><text:span text:style-name="T101_26"><text:s/></text:span><text:span text:style-name="T101_27">ormai</text:span><text:span text:style-name="T101_28"><text:s/></text:span><text:span text:style-name="T101_29">da</text:span><text:span text:style-name="T101_30"><text:s/></text:span><text:span text:style-name="T101_31">qualsiasi</text:span><text:span text:style-name="T101_32"><text:s/></text:span><text:span text:style-name="T101_33">attività</text:span><text:span text:style-name="T101_34"><text:s/></text:span><text:span text:style-name="T101_35">commerciale</text:span><text:span text:style-name="T101_36"><text:s/></text:span><text:span text:style-name="T101_37">e</text:span><text:span text:style-name="T101_38"><text:s/></text:span><text:span text:style-name="T101_39">nelle</text:span><text:span text:style-name="T101_40"><text:s/></text:span><text:span text:style-name="T101_41">abitazioni</text:span><text:span text:style-name="T101_42">.</text:span></text:p>
      <text:p text:style-name="P102"><text:span text:style-name="T102_1">Inoltre</text:span><text:span text:style-name="T102_2">:</text:span></text:p>
      <text:list text:style-name="LS3" xml:id="list7">
        <text:list-item>
          <text:p text:style-name="P103"><text:span text:style-name="T103_1">Non</text:span><text:span text:style-name="T103_2"><text:s/></text:span><text:span text:style-name="T103_3">si</text:span><text:span text:style-name="T103_4"><text:s/></text:span><text:span text:style-name="T103_5">va</text:span><text:span text:style-name="T103_6"><text:s/></text:span><text:span text:style-name="T103_7">a</text:span><text:span text:style-name="T103_8"><text:s/></text:span><text:span text:style-name="T103_9">toccare</text:span><text:span text:style-name="T103_10"><text:s/></text:span><text:span text:style-name="T103_11">la</text:span><text:span text:style-name="T103_12"><text:s/></text:span><text:span text:style-name="T103_13">configurazione</text:span><text:span text:style-name="T103_14"><text:s/></text:span><text:span text:style-name="T103_15">preesistente</text:span><text:span text:style-name="T103_16"><text:s/></text:span><text:span text:style-name="T103_17">della</text:span><text:span text:style-name="T103_18"><text:s/></text:span><text:span text:style-name="T103_19">rete</text:span><text:span text:style-name="T103_20">.</text:span></text:p>
        </text:list-item>
        <text:list-item>
          <text:p text:style-name="P104"><text:span text:style-name="T104_1">Si</text:span><text:span text:style-name="T104_2"><text:s/></text:span><text:span text:style-name="T104_3">tratta</text:span><text:span text:style-name="T104_4"><text:s/></text:span><text:span text:style-name="T104_5">di</text:span><text:span text:style-name="T104_6"><text:s/></text:span><text:span text:style-name="T104_7">un</text:span><text:span text:style-name="T104_8"><text:s/></text:span><text:span text:style-name="T104_9">unico</text:span><text:span text:style-name="T104_10"><text:s/></text:span><text:span text:style-name="T104_11">prodotto</text:span><text:span text:style-name="T104_12"><text:s/></text:span><text:span text:style-name="T104_13">che</text:span><text:span text:style-name="T104_14"><text:s/></text:span><text:span text:style-name="T104_15">permette</text:span><text:span text:style-name="T104_16"><text:s/></text:span><text:span text:style-name="T104_17">di</text:span><text:span text:style-name="T104_18"><text:s/></text:span><text:span text:style-name="T104_19">implementare</text:span><text:span text:style-name="T104_20"><text:s/></text:span><text:span text:style-name="T104_21">svariati</text:span><text:span text:style-name="T104_22"><text:s/></text:span><text:span text:style-name="T104_23">metodi</text:span><text:span text:style-name="T104_24"><text:s/></text:span><text:span text:style-name="T104_25">personalizzabili</text:span><text:span text:style-name="T104_26"><text:s/></text:span><text:span text:style-name="T104_27">di</text:span><text:span text:style-name="T104_28"><text:s/></text:span><text:span text:style-name="T104_29">accesso</text:span><text:span text:style-name="T104_30"><text:s/></text:span><text:span text:style-name="T104_31">al</text:span><text:span text:style-name="T104_32"><text:s/></text:span><text:span text:style-name="T104_33">Hotspot</text:span><text:span text:style-name="T104_34">.</text:span></text:p>
        </text:list-item>
        <text:list-item>
          <text:p text:style-name="P105"><text:span text:style-name="T105_1">Introduce</text:span><text:span text:style-name="T105_2"><text:s/></text:span><text:span text:style-name="T105_3">un</text:span><text:span text:style-name="T105_4"><text:s/></text:span><text:span text:style-name="T105_5">nuovo</text:span><text:span text:style-name="T105_6"><text:s/></text:span><text:span text:style-name="T105_7">metodo</text:span><text:span text:style-name="T105_8"><text:s/></text:span><text:span text:style-name="T105_9">di</text:span><text:span text:style-name="T105_10"><text:s/></text:span><text:span text:style-name="T105_11">autenticazione</text:span><text:span text:style-name="T105_12">:<text:s/></text:span><text:span text:style-name="T105_13">accesso</text:span><text:span text:style-name="T105_14"><text:s/></text:span><text:span text:style-name="T105_15">tramite</text:span><text:span text:style-name="T105_16"><text:s/></text:span><text:span text:style-name="T105_17">App</text:span><text:span text:style-name="T105_18">.<text:s/></text:span><text:span text:style-name="T105_19">Rendendo</text:span><text:span text:style-name="T105_20"><text:s/></text:span><text:span text:style-name="T105_21">l</text:span><text:span text:style-name="T105_22">’</text:span><text:span text:style-name="T105_23">autenticazione</text:span><text:span text:style-name="T105_24"><text:s/></text:span><text:span text:style-name="T105_25">al</text:span><text:span text:style-name="T105_26"><text:s/></text:span><text:span text:style-name="T105_27">Hotspot</text:span><text:span text:style-name="T105_28"><text:s/></text:span><text:span text:style-name="T105_29">ancora</text:span><text:span text:style-name="T105_30"><text:s/></text:span><text:span text:style-name="T105_31">più</text:span><text:span text:style-name="T105_32"><text:s/></text:span><text:span text:style-name="T105_33">veloce</text:span><text:span text:style-name="T105_34"><text:s/></text:span><text:span text:style-name="T105_35">senza</text:span><text:span text:style-name="T105_36"><text:s/></text:span><text:span text:style-name="T105_37">dover</text:span><text:span text:style-name="T105_38"><text:s/></text:span><text:span text:style-name="T105_39">inserire</text:span><text:span text:style-name="T105_40"><text:s/></text:span><text:span text:style-name="T105_41">le</text:span><text:span text:style-name="T105_42"><text:s/></text:span><text:span text:style-name="T105_43">credenziali</text:span><text:span text:style-name="T105_44"><text:s/></text:span><text:span text:style-name="T105_45">di</text:span><text:span text:style-name="T105_46"><text:s/></text:span><text:span text:style-name="T105_47">accesso</text:span><text:span text:style-name="T105_48">.</text:span></text:p>
        </text:list-item>
        <text:list-item>
          <text:p text:style-name="P106"><text:span text:style-name="T106_1">DYNAMO</text:span><text:span text:style-name="T106_2"><text:s/></text:span><text:span text:style-name="T106_3">non</text:span><text:span text:style-name="T106_4"><text:s/></text:span><text:span text:style-name="T106_5">è</text:span><text:span text:style-name="T106_6"><text:s/></text:span><text:span text:style-name="T106_7">invasivo</text:span><text:span text:style-name="T106_8"><text:s/>(</text:span><text:span text:style-name="T106_9">nel</text:span><text:span text:style-name="T106_10"><text:s/></text:span><text:span text:style-name="T106_11">verso</text:span><text:span text:style-name="T106_12"><text:s/></text:span><text:span text:style-name="T106_13">senso</text:span><text:span text:style-name="T106_14"><text:s/></text:span><text:span text:style-name="T106_15">della</text:span><text:span text:style-name="T106_16"><text:s/></text:span><text:span text:style-name="T106_17">parola</text:span><text:span text:style-name="T106_18"><text:s/></text:span><text:span text:style-name="T106_19">date</text:span><text:span text:style-name="T106_20"><text:s/></text:span><text:span text:style-name="T106_21">le</text:span><text:span text:style-name="T106_22"><text:s/></text:span><text:span text:style-name="T106_23">ridotte</text:span><text:span text:style-name="T106_24"><text:s/></text:span><text:span text:style-name="T106_25">dimensioni</text:span><text:span text:style-name="T106_26">),<text:s/></text:span><text:span text:style-name="T106_27">è</text:span><text:span text:style-name="T106_28"><text:s/></text:span><text:span text:style-name="T106_29">semplice</text:span><text:span text:style-name="T106_30"><text:s/></text:span><text:span text:style-name="T106_31">e</text:span><text:span text:style-name="T106_32"><text:s/></text:span><text:span text:style-name="T106_33">veloce</text:span><text:span text:style-name="T106_34"><text:s/></text:span><text:span text:style-name="T106_35">da</text:span><text:span text:style-name="T106_36"><text:s/></text:span><text:span text:style-name="T106_37">installare</text:span><text:span text:style-name="T106_38">.</text:span></text:p>
        </text:list-item>
        <text:list-item>
          <text:p text:style-name="P107"><text:span text:style-name="T107_1">La</text:span><text:span text:style-name="T107_2"><text:s/></text:span><text:span text:style-name="T107_3">manutenzione</text:span><text:span text:style-name="T107_4"><text:s/></text:span><text:span text:style-name="T107_5">del</text:span><text:span text:style-name="T107_6"><text:s/></text:span><text:span text:style-name="T107_7">prodotto</text:span><text:span text:style-name="T107_8"><text:s/></text:span><text:span text:style-name="T107_9">puo</text:span><text:span text:style-name="T107_10">’<text:s/></text:span><text:span text:style-name="T107_11">essere</text:span><text:span text:style-name="T107_12"><text:s/></text:span><text:span text:style-name="T107_13">fatta</text:span><text:span text:style-name="T107_14"><text:s/></text:span><text:span text:style-name="T107_15">anche</text:span><text:span text:style-name="T107_16"><text:s/></text:span><text:span text:style-name="T107_17">in</text:span><text:span text:style-name="T107_18"><text:s/></text:span><text:span text:style-name="T107_19">remoto</text:span><text:span text:style-name="T107_20">.</text:span></text:p>
        </text:list-item>
        <text:list-item>
          <text:p text:style-name="P108"><text:span text:style-name="T108_1">Aumenta</text:span><text:span text:style-name="T108_2"><text:s/></text:span><text:span text:style-name="T108_3">la</text:span><text:span text:style-name="T108_4"><text:s/></text:span><text:span text:style-name="T108_5">velocità</text:span><text:span text:style-name="T108_6"><text:s/></text:span><text:span text:style-name="T108_7">di</text:span><text:span text:style-name="T108_8"><text:s/></text:span><text:span text:style-name="T108_9">navigazione</text:span><text:span text:style-name="T108_10"><text:s/></text:span><text:span text:style-name="T108_11">della</text:span><text:span text:style-name="T108_12"><text:s/></text:span><text:span text:style-name="T108_13">rete</text:span><text:span text:style-name="T108_14"><text:s/></text:span><text:span text:style-name="T108_15">in</text:span><text:span text:style-name="T108_16"><text:s/></text:span><text:span text:style-name="T108_17">cui</text:span><text:span text:style-name="T108_18"><text:s/></text:span><text:span text:style-name="T108_19">viene</text:span><text:span text:style-name="T108_20"><text:s/></text:span><text:span text:style-name="T108_21">installato</text:span><text:span text:style-name="T108_22"><text:s/></text:span><text:span text:style-name="T108_23">grazie</text:span><text:span text:style-name="T108_24"><text:s/></text:span><text:span text:style-name="T108_25">a</text:span><text:span text:style-name="T108_26"><text:s/></text:span><text:span text:style-name="T108_27">un</text:span><text:span text:style-name="T108_28"><text:s/></text:span><text:span text:style-name="T108_29">Servizio</text:span><text:span text:style-name="T108_30"><text:s/></text:span><text:span text:style-name="T108_31">di</text:span><text:span text:style-name="T108_32"><text:s/></text:span><text:span text:style-name="T108_33">DNS</text:span><text:span text:style-name="T108_34"><text:s/></text:span><text:span text:style-name="T108_35">Caching</text:span><text:span text:style-name="T108_36"><text:s/></text:span><text:span text:style-name="T108_37">che</text:span><text:span text:style-name="T108_38"><text:s/></text:span><text:span text:style-name="T108_39">viene</text:span><text:span text:style-name="T108_40"><text:s/></text:span><text:span text:style-name="T108_41">eseguito</text:span><text:span text:style-name="T108_42"><text:s/></text:span><text:span text:style-name="T108_43">in</text:span><text:span text:style-name="T108_44"><text:s/></text:span><text:span text:style-name="T108_45">parallelo</text:span><text:span text:style-name="T108_46"><text:s/></text:span><text:span text:style-name="T108_47">al</text:span><text:span text:style-name="T108_48"><text:s/></text:span><text:span text:style-name="T108_49">servizio</text:span><text:span text:style-name="T108_50"><text:s/></text:span><text:span text:style-name="T108_51">che</text:span><text:span text:style-name="T108_52"><text:s/></text:span><text:span text:style-name="T108_53">regola</text:span><text:span text:style-name="T108_54"><text:s/></text:span><text:span text:style-name="T108_55">l</text:span><text:span text:style-name="T108_56">’</text:span><text:span text:style-name="T108_57">autenticazione</text:span><text:span text:style-name="T108_58"><text:s/></text:span><text:span text:style-name="T108_59">al</text:span><text:span text:style-name="T108_60"><text:s/></text:span><text:span text:style-name="T108_61">Hotspot</text:span><text:span text:style-name="T108_62">.</text:span></text:p>
        </text:list-item>
      </text:list>
      <text:p text:style-name="P10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